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paragraph-properties style:text-autospace="none"/>
      <style:text-properties style:font-name="Arial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Arial" style:font-size-complex="14pt"/>
    </style:style>
    <style:style style:name="P2" style:family="paragraph" style:parent-style-name="Normal">
      <style:paragraph-properties style:text-autospace="non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" style:family="paragraph" style:parent-style-name="Normal">
      <style:paragraph-properties style:text-autospace="non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">
      <style:paragraph-properties style:text-autospace="none"/>
      <style:text-properties style:font-name="Arial" fo:font-size="12pt" fo:font-style="italic" style:font-size-asian="12pt" style:font-style-asian="italic" style:font-size-complex="12pt" style:font-style-complex="italic"/>
    </style:style>
    <style:style style:name="P5" style:family="paragraph" style:parent-style-name="Normal">
      <style:text-properties officeooo:paragraph-rsid="001d68df"/>
    </style:style>
    <style:style style:name="P6" style:family="paragraph" style:parent-style-name="Standard">
      <style:paragraph-properties>
        <style:tab-stops>
          <style:tab-stop style:position="1.561cm"/>
        </style:tab-stops>
      </style:paragraph-properties>
    </style:style>
    <style:style style:name="P7" style:family="paragraph" style:parent-style-name="Standard">
      <style:paragraph-properties fo:text-align="justify" style:justify-single-word="false"/>
      <style:text-properties officeooo:paragraph-rsid="00185408"/>
    </style:style>
    <style:style style:name="P8" style:family="paragraph" style:parent-style-name="Standard">
      <style:paragraph-properties fo:text-align="justify" style:justify-single-word="false"/>
      <style:text-properties officeooo:paragraph-rsid="001994ae"/>
    </style:style>
    <style:style style:name="P9" style:family="paragraph" style:parent-style-name="Standard">
      <style:paragraph-properties fo:text-align="justify" style:justify-single-word="false"/>
      <style:text-properties officeooo:paragraph-rsid="001d4000"/>
    </style:style>
    <style:style style:name="P10" style:family="paragraph" style:parent-style-name="Standard">
      <style:paragraph-properties fo:text-align="justify" style:justify-single-word="false"/>
      <style:text-properties officeooo:paragraph-rsid="001d68df"/>
    </style:style>
    <style:style style:name="P11" style:family="paragraph" style:parent-style-name="Standard">
      <style:paragraph-properties fo:text-align="justify" style:justify-single-word="false"/>
      <style:text-properties fo:font-size="15pt" fo:language="en" fo:country="US" style:font-size-asian="15pt" style:font-size-complex="15pt"/>
    </style:style>
    <style:style style:name="P12" style:family="paragraph" style:parent-style-name="Standard">
      <style:paragraph-properties fo:text-align="justify" style:justify-single-word="false"/>
      <style:text-properties fo:font-size="15pt" fo:language="en" fo:country="US" style:text-underline-style="none" officeooo:paragraph-rsid="00185408" style:font-size-asian="15pt" style:font-size-complex="15pt"/>
    </style:style>
    <style:style style:name="P13" style:family="paragraph" style:parent-style-name="Standard">
      <style:paragraph-properties fo:text-align="justify" style:justify-single-word="false"/>
      <style:text-properties fo:language="en" fo:country="US"/>
    </style:style>
    <style:style style:name="P14" style:family="paragraph" style:parent-style-name="Standard">
      <style:paragraph-properties fo:text-align="justify" style:justify-single-word="false"/>
      <style:text-properties fo:language="en" fo:country="US" officeooo:paragraph-rsid="00185408"/>
    </style:style>
    <style:style style:name="P15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officeooo:paragraph-rsid="00185408" style:text-underline-mode="continuous" style:text-overline-mode="continuous" style:text-line-through-mode="continuous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en" fo:country="US" officeooo:paragraph-rsid="00185408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en" fo:country="US" fo:font-weight="bold" officeooo:paragraph-rsid="00185408" style:font-weight-asian="bold"/>
    </style:style>
    <style:style style:name="P18" style:family="paragraph" style:parent-style-name="Standard">
      <style:paragraph-properties fo:text-align="justify" style:justify-single-word="false"/>
      <style:text-properties fo:color="#ff0000" fo:font-size="15pt" fo:language="en" fo:country="US" fo:font-weight="bold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center" style:justify-single-word="false"/>
      <style:text-properties officeooo:paragraph-rsid="00185408"/>
    </style:style>
    <style:style style:name="P20" style:family="paragraph" style:parent-style-name="Standard">
      <style:text-properties fo:font-size="13pt" fo:language="en" fo:country="US" style:text-underline-style="solid" style:text-underline-width="auto" style:text-underline-color="font-color" fo:font-weight="bold" officeooo:paragraph-rsid="00185408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language="en" fo:country="US" officeooo:paragraph-rsid="00185408"/>
    </style:style>
    <style:style style:name="P22" style:family="paragraph" style:parent-style-name="Standard">
      <style:paragraph-properties fo:text-align="justify" style:justify-single-word="false"/>
      <style:text-properties style:font-name="Arial" fo:language="en" fo:country="US" officeooo:paragraph-rsid="001bbb6d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language="en" fo:country="US" style:font-size-asian="12pt" style:font-name-complex="Arial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language="en" fo:country="US" officeooo:paragraph-rsid="001d68df" style:font-size-asian="12pt" style:font-name-complex="Arial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language="en" fo:country="US" officeooo:paragraph-rsid="001d4000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language="en" fo:country="US" officeooo:paragraph-rsid="001d68df" style:font-size-asian="12pt" style:font-size-complex="12pt"/>
    </style:style>
    <style:style style:name="P27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officeooo:paragraph-rsid="001b57bc"/>
    </style:style>
    <style:style style:name="P28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fo:language="en" fo:country="US" officeooo:paragraph-rsid="00185408"/>
    </style:style>
    <style:style style:name="P29" style:family="paragraph" style:parent-style-name="Normal" style:master-page-name="MP0">
      <style:paragraph-properties fo:text-align="center" style:justify-single-word="false" style:page-number="auto" fo:break-before="page" style:text-autospace="none"/>
    </style:style>
    <style:style style:name="P30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1.561cm"/>
        </style:tab-stops>
      </style:paragraph-properties>
      <style:text-properties officeooo:paragraph-rsid="00185408"/>
    </style:style>
    <style:style style:name="T1" style:family="text">
      <style:text-properties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name-complex="Arial" style:font-size-complex="16pt"/>
    </style:style>
    <style:style style:name="T2" style:family="text">
      <style:text-properties style:font-name="Arial" fo:font-size="16pt" style:text-underline-style="solid" style:text-underline-width="auto" style:text-underline-color="font-color" officeooo:rsid="00173721" style:text-underline-mode="continuous" style:text-overline-mode="continuous" style:text-line-through-mode="continuous" style:font-size-asian="16pt" style:font-name-complex="Arial" style:font-size-complex="16pt"/>
    </style:style>
    <style:style style:name="T3" style:family="text">
      <style:text-properties style:font-name="Arial" fo:language="en" fo:country="US"/>
    </style:style>
    <style:style style:name="T4" style:family="text"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style:font-name="Arial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6" style:family="text">
      <style:text-properties style:font-name="Arial" fo:language="en" fo:country="US" style:text-underline-style="solid" style:text-underline-width="auto" style:text-underline-color="font-color" fo:font-weight="bold" officeooo:rsid="001b57bc" style:text-underline-mode="continuous" style:text-overline-mode="continuous" style:text-line-through-mode="continuous" style:font-weight-asian="bold" style:font-weight-complex="bold"/>
    </style:style>
    <style:style style:name="T7" style:family="text">
      <style:text-properties style:font-name="Arial" fo:language="en" fo:country="US" fo:font-weight="bold" style:font-weight-asian="bold"/>
    </style:style>
    <style:style style:name="T8" style:family="text">
      <style:text-properties style:font-name="Arial" fo:language="en" fo:country="US" fo:font-weight="bold" style:font-weight-asian="bold" style:font-weight-complex="bold"/>
    </style:style>
    <style:style style:name="T9" style:family="text">
      <style:text-properties style:font-name="Arial" fo:language="en" fo:country="US" style:font-weight-complex="bold"/>
    </style:style>
    <style:style style:name="T10" style:family="text">
      <style:text-properties style:font-name="Arial" fo:language="en" fo:country="US" officeooo:rsid="00185408" style:font-weight-complex="bold"/>
    </style:style>
    <style:style style:name="T11" style:family="text">
      <style:text-properties style:font-name="Arial" fo:language="en" fo:country="US" officeooo:rsid="001b57bc" style:font-weight-complex="bold"/>
    </style:style>
    <style:style style:name="T12" style:family="text">
      <style:text-properties style:font-name="Arial" fo:language="en" fo:country="US" officeooo:rsid="001bbb6d" style:font-weight-complex="bold"/>
    </style:style>
    <style:style style:name="T13" style:family="text">
      <style:text-properties style:font-name="Arial" fo:language="en" fo:country="US" fo:background-color="#ffff00" loext:char-shading-value="0" style:font-weight-complex="bold"/>
    </style:style>
    <style:style style:name="T14" style:family="text">
      <style:text-properties style:font-name="Arial" fo:language="en" fo:country="US" officeooo:rsid="001b57bc" fo:background-color="#ffff00" loext:char-shading-value="0" style:font-weight-complex="bold"/>
    </style:style>
    <style:style style:name="T15" style:family="text">
      <style:text-properties style:font-name="Arial" fo:language="en" fo:country="US" officeooo:rsid="001b57bc" fo:background-color="#ffff00" loext:char-shading-value="0" style:font-weight-complex="bold"/>
    </style:style>
    <style:style style:name="T16" style:family="text">
      <style:text-properties style:font-name="Arial" fo:language="en" fo:country="US" officeooo:rsid="00185408" fo:background-color="#ffff00" loext:char-shading-value="0" style:font-weight-complex="bold"/>
    </style:style>
    <style:style style:name="T17" style:family="text">
      <style:text-properties style:font-name="Arial" fo:language="en" fo:country="US" officeooo:rsid="00185408" fo:background-color="#ffff00" loext:char-shading-value="0" style:font-weight-complex="bold"/>
    </style:style>
    <style:style style:name="T18" style:family="text">
      <style:text-properties style:font-name="Arial" fo:language="en" fo:country="US" officeooo:rsid="001bbb6d" fo:background-color="#ffff00" loext:char-shading-value="0" style:font-weight-complex="bold"/>
    </style:style>
    <style:style style:name="T19" style:family="text">
      <style:text-properties style:font-name="Arial" fo:language="en" fo:country="US" officeooo:rsid="001bbb6d" fo:background-color="#ffff00" loext:char-shading-value="0" style:font-weight-complex="bold"/>
    </style:style>
    <style:style style:name="T20" style:family="text">
      <style:text-properties style:font-name="Arial" fo:language="en" fo:country="US" fo:background-color="#ffff00" loext:char-shading-value="0" style:font-weight-complex="bold"/>
    </style:style>
    <style:style style:name="T21" style:family="text">
      <style:text-properties style:font-name="Arial" fo:font-size="12pt" style:font-size-asian="12pt" style:font-name-complex="Arial" style:font-size-complex="12pt"/>
    </style:style>
    <style:style style:name="T22" style:family="text">
      <style:text-properties style:font-name="Arial" fo:font-size="12pt" style:font-size-asian="12pt" style:font-size-complex="12pt"/>
    </style:style>
    <style:style style:name="T2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4" style:family="text">
      <style:text-properties style:font-name="Arial" fo:font-size="12pt" fo:language="en" fo:country="US" style:font-size-asian="12pt" style:font-name-complex="Arial" style:font-size-complex="12pt"/>
    </style:style>
    <style:style style:name="T25" style:family="text">
      <style:text-properties style:font-name="Arial" fo:font-size="12pt" fo:language="en" fo:country="US" officeooo:rsid="00173721" style:font-size-asian="12pt" style:font-name-complex="Arial" style:font-size-complex="12pt"/>
    </style:style>
    <style:style style:name="T26" style:family="text">
      <style:text-properties style:font-name="Arial" fo:font-size="12pt" fo:language="en" fo:country="US" officeooo:rsid="00185408" style:font-size-asian="12pt" style:font-name-complex="Arial" style:font-size-complex="12pt"/>
    </style:style>
    <style:style style:name="T27" style:family="text">
      <style:text-properties style:font-name="Arial" fo:font-size="12pt" fo:language="en" fo:country="US" officeooo:rsid="001994ae" style:font-size-asian="12pt" style:font-name-complex="Arial" style:font-size-complex="12pt"/>
    </style:style>
    <style:style style:name="T28" style:family="text">
      <style:text-properties style:font-name="Arial" fo:font-size="12pt" fo:language="en" fo:country="US" officeooo:rsid="001b57bc" style:font-size-asian="12pt" style:font-name-complex="Arial" style:font-size-complex="12pt"/>
    </style:style>
    <style:style style:name="T29" style:family="text">
      <style:text-properties style:font-name="Arial" fo:font-size="12pt" fo:language="en" fo:country="US" officeooo:rsid="001affba" style:font-size-asian="12pt" style:font-name-complex="Arial" style:font-size-complex="12pt"/>
    </style:style>
    <style:style style:name="T30" style:family="text">
      <style:text-properties style:font-name="Arial" fo:font-size="12pt" fo:language="en" fo:country="US" style:font-size-asian="12pt" style:font-size-complex="12pt"/>
    </style:style>
    <style:style style:name="T31" style:family="text">
      <style:text-properties style:font-name="Arial" fo:font-size="12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/>
    </style:style>
    <style:style style:name="T32" style:family="text">
      <style:text-properties style:font-name="Arial" fo:font-size="12pt" fo:language="en" fo:country="US" style:text-underline-style="solid" style:text-underline-width="auto" style:text-underline-color="font-color" officeooo:rsid="00188d94" style:text-underline-mode="continuous" style:text-overline-mode="continuous" style:text-line-through-mode="continuous" style:font-size-asian="12pt" style:font-name-complex="Arial" style:font-size-complex="12pt"/>
    </style:style>
    <style:style style:name="T33" style:family="text">
      <style:text-properties style:font-name="Arial" fo:font-size="12pt" fo:language="en" fo:country="US" style:text-underline-style="solid" style:text-underline-width="auto" style:text-underline-color="font-color" style:font-size-asian="12pt" style:font-name-complex="Arial" style:font-size-complex="12pt"/>
    </style:style>
    <style:style style:name="T34" style:family="text">
      <style:text-properties style:font-name="Arial" fo:font-size="12pt" fo:language="en" fo:country="US" style:text-underline-style="solid" style:text-underline-width="auto" style:text-underline-color="font-color" officeooo:rsid="001994ae" style:font-size-asian="12pt" style:font-name-complex="Arial" style:font-size-complex="12pt"/>
    </style:style>
    <style:style style:name="T35" style:family="text"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36" style:family="text">
      <style:text-properties style:font-name="Arial" fo:font-size="12pt" fo:language="en" fo:country="US" fo:font-weight="bold" officeooo:rsid="001b57bc" style:font-size-asian="12pt" style:font-weight-asian="bold" style:font-name-complex="Arial" style:font-size-complex="12pt" style:font-weight-complex="bold"/>
    </style:style>
    <style:style style:name="T37" style:family="text">
      <style:text-properties style:font-name="Arial" fo:font-size="12pt" fo:language="en" fo:country="US" style:text-underline-style="none" style:text-underline-mode="continuous" style:text-overline-mode="continuous" style:text-line-through-mode="continuous" style:font-size-asian="12pt" style:font-name-complex="Arial" style:font-size-complex="12pt"/>
    </style:style>
    <style:style style:name="T38" style:family="text">
      <style:text-properties style:font-name="Arial" fo:font-size="12pt" fo:language="en" fo:country="US" style:text-underline-style="none" officeooo:rsid="00188d94" style:text-underline-mode="continuous" style:text-overline-mode="continuous" style:text-line-through-mode="continuous" style:font-size-asian="12pt" style:font-name-complex="Arial" style:font-size-complex="12pt"/>
    </style:style>
    <style:style style:name="T39" style:family="text">
      <style:text-properties style:font-name="Arial" fo:font-size="12pt" fo:language="en" fo:country="US" style:text-underline-style="none" officeooo:rsid="001994ae" style:text-underline-mode="continuous" style:text-overline-mode="continuous" style:text-line-through-mode="continuous" style:font-size-asian="12pt" style:font-name-complex="Arial" style:font-size-complex="12pt"/>
    </style:style>
    <style:style style:name="T40" style:family="text">
      <style:text-properties style:font-name="Arial" fo:font-size="12pt" fo:language="en" fo:country="US" style:text-underline-style="none" style:font-size-asian="12pt" style:font-name-complex="Arial" style:font-size-complex="12pt"/>
    </style:style>
    <style:style style:name="T41" style:family="text">
      <style:text-properties style:font-name="Arial" fo:font-size="12pt" fo:font-style="italic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42" style:family="text">
      <style:text-properties style:font-name="Arial" fo:font-size="12pt" fo:font-style="italic" fo:font-weight="normal" officeooo:rsid="0020e471" style:font-size-asian="12pt" style:font-style-asian="italic" style:font-weight-asian="normal" style:font-name-complex="Arial" style:font-size-complex="12pt" style:font-style-complex="italic" style:font-weight-complex="normal"/>
    </style:style>
    <style:style style:name="T43" style:family="text"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T44" style:family="text">
      <style:text-properties style:font-name="Arial" fo:font-size="12pt" fo:font-style="italic" officeooo:rsid="00188d94" style:font-size-asian="12pt" style:font-style-asian="italic" style:font-name-complex="Arial" style:font-size-complex="12pt" style:font-style-complex="italic"/>
    </style:style>
    <style:style style:name="T45" style:family="text">
      <style:text-properties style:font-name="Arial" fo:font-size="12pt" fo:font-style="italic" fo:font-weight="bold" officeooo:rsid="00188d94" style:font-size-asian="12pt" style:font-style-asian="italic" style:font-weight-asian="bold" style:font-name-complex="Arial" style:font-size-complex="12pt" style:font-style-complex="italic" style:font-weight-complex="bold"/>
    </style:style>
    <style:style style:name="T46" style:family="text">
      <style:text-properties fo:color="#ff0000" fo:font-weight="bold" style:font-weight-asian="bold" style:font-name-complex="Arial"/>
    </style:style>
    <style:style style:name="T47" style:family="text">
      <style:text-properties fo:color="#ff0000" style:font-name="Arial" fo:font-size="12pt" fo:language="en" fo:country="US" style:text-underline-style="solid" style:text-underline-width="auto" style:text-underline-color="font-color" fo:font-weight="bold" officeooo:rsid="00185408" style:text-underline-mode="continuous" style:text-overline-mode="continuous" style:text-line-through-mode="continuous" style:font-size-asian="12pt" style:font-weight-asian="bold" style:font-name-complex="Arial" style:font-size-complex="12pt" style:font-weight-complex="bold"/>
    </style:style>
    <style:style style:name="T48" style:family="text">
      <style:text-properties fo:color="#ff0000" style:font-name="Arial" fo:font-size="12pt" fo:language="en" fo:country="US" style:text-underline-style="none" fo:font-weight="normal" style:text-underline-mode="continuous" style:text-overline-mode="continuous" style:text-line-through-mode="continuous" style:font-size-asian="12pt" style:font-weight-asian="normal" style:font-name-complex="Arial" style:font-size-complex="12pt" style:font-weight-complex="normal"/>
    </style:style>
    <style:style style:name="T49" style:family="text">
      <style:text-properties fo:color="#ff0000" style:font-name="Arial" fo:font-size="12pt" fo:language="en" fo:country="US" style:text-underline-style="none" fo:font-weight="normal" officeooo:rsid="00173721" style:text-underline-mode="continuous" style:text-overline-mode="continuous" style:text-line-through-mode="continuous" style:font-size-asian="12pt" style:font-weight-asian="normal" style:font-name-complex="Arial" style:font-size-complex="12pt" style:font-weight-complex="normal"/>
    </style:style>
    <style:style style:name="T50" style:family="text">
      <style:text-properties fo:color="#ff0000" style:font-name="Arial" fo:font-size="12pt" fo:language="en" fo:country="US" style:text-underline-style="none" fo:font-weight="normal" officeooo:rsid="001b57bc" style:text-underline-mode="continuous" style:text-overline-mode="continuous" style:text-line-through-mode="continuous" style:font-size-asian="12pt" style:font-weight-asian="normal" style:font-name-complex="Arial" style:font-size-complex="12pt" style:font-weight-complex="normal"/>
    </style:style>
    <style:style style:name="T51" style:family="text">
      <style:text-properties fo:color="#ff0000" fo:font-weight="normal" style:font-weight-asian="normal" style:font-name-complex="Arial" style:font-weight-complex="normal"/>
    </style:style>
    <style:style style:name="T52" style:family="text">
      <style:text-properties fo:color="#ff0000" fo:font-weight="normal" officeooo:rsid="00188d94" style:font-weight-asian="normal" style:font-name-complex="Arial" style:font-weight-complex="normal"/>
    </style:style>
    <style:style style:name="T53" style:family="text">
      <style:text-properties fo:color="#ff0000" fo:font-weight="normal" officeooo:rsid="001d68df" style:font-weight-asian="normal" style:font-name-complex="Arial" style:font-weight-complex="normal"/>
    </style:style>
    <style:style style:name="T54" style:family="text">
      <style:text-properties officeooo:rsid="00173721"/>
    </style:style>
    <style:style style:name="T55" style:family="text">
      <style:text-properties fo:font-size="18pt" fo:language="en" fo:country="US" style:font-size-asian="18pt" style:font-size-complex="18pt"/>
    </style:style>
    <style:style style:name="T56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57" style:family="text">
      <style:text-properties officeooo:rsid="00185408"/>
    </style:style>
    <style:style style:name="T58" style:family="text">
      <style:text-properties fo:color="#000000" style:font-name="Arial" fo:font-size="12pt" fo:font-style="italic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59" style:family="text">
      <style:text-properties fo:color="#000000" style:font-name="Arial" fo:font-size="12pt" fo:font-style="italic" fo:font-weight="normal" officeooo:rsid="001d68df" style:font-size-asian="12pt" style:font-style-asian="italic" style:font-weight-asian="normal" style:font-name-complex="Arial" style:font-size-complex="12pt" style:font-style-complex="italic" style:font-weight-complex="normal"/>
    </style:style>
    <style:style style:name="T60" style:family="text">
      <style:text-properties fo:color="#000000" style:font-name="Arial" fo:font-size="12pt" fo:font-style="italic" fo:font-weight="normal" officeooo:rsid="001fd9c3" style:font-size-asian="12pt" style:font-style-asian="italic" style:font-weight-asian="normal" style:font-name-complex="Arial" style:font-size-complex="12pt" style:font-style-complex="italic" style:font-weight-complex="normal"/>
    </style:style>
    <style:style style:name="T61" style:family="text">
      <style:text-properties fo:color="#000000" style:font-name="Arial" fo:font-size="12pt" fo:font-style="italic" fo:font-weight="normal" officeooo:rsid="0020e471" style:font-size-asian="12pt" style:font-style-asian="italic" style:font-weight-asian="normal" style:font-name-complex="Arial" style:font-size-complex="12pt" style:font-style-complex="italic" style:font-weight-complex="normal"/>
    </style:style>
    <style:style style:name="T62" style:family="text">
      <style:text-properties fo:color="#000000" style:font-name="Arial" fo:font-size="12pt" fo:font-style="normal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3" style:family="text">
      <style:text-properties fo:color="#000000" style:font-name="Arial" fo:font-size="12pt" fo:font-style="normal" style:text-underline-style="none" fo:font-weight="normal" officeooo:rsid="00188d94" style:text-underline-mode="continuous" style:text-overline-mode="continuous" style:text-line-through-mode="continuous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4" style:family="text">
      <style:text-properties fo:color="#000000" style:font-name="Arial" fo:font-size="12pt" fo:font-style="normal" style:text-underline-style="none" fo:font-weight="normal" officeooo:rsid="001bbb6d" style:text-underline-mode="continuous" style:text-overline-mode="continuous" style:text-line-through-mode="continuous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5" style:family="text">
      <style:text-properties fo:color="#000000" style:font-name="Arial" fo:font-size="12pt" fo:language="en" fo:country="US" style:text-underline-style="solid" style:text-underline-width="auto" style:text-underline-color="font-color" fo:font-weight="bold" officeooo:rsid="00185408" style:text-underline-mode="continuous" style:text-overline-mode="continuous" style:text-line-through-mode="continuous" style:font-size-asian="12pt" style:font-weight-asian="bold" style:font-name-complex="Arial" style:font-size-complex="12pt" style:font-weight-complex="bold"/>
    </style:style>
    <style:style style:name="T66" style:family="text">
      <style:text-properties officeooo:rsid="001994ae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style:text-underline-style="solid" style:text-underline-width="auto" style:text-underline-color="font-color" officeooo:rsid="00185408"/>
    </style:style>
    <style:style style:name="T69" style:family="text">
      <style:text-properties style:text-underline-style="solid" style:text-underline-width="auto" style:text-underline-color="font-color" fo:font-weight="bold" officeooo:rsid="001bbb6d" style:text-underline-mode="continuous" style:text-overline-mode="continuous" style:text-line-through-mode="continuous" style:font-weight-asian="bold" style:font-weight-complex="bold"/>
    </style:style>
    <style:style style:name="T70" style:family="text">
      <style:text-properties fo:font-weight="bold" officeooo:rsid="001bbb6d" style:font-weight-asian="bold" style:font-weight-complex="bold"/>
    </style:style>
    <style:style style:name="T71" style:family="text">
      <style:text-properties officeooo:rsid="001bbb6d"/>
    </style:style>
    <style:style style:name="T72" style:family="text">
      <style:text-properties officeooo:rsid="001affba"/>
    </style:style>
    <style:style style:name="T73" style:family="text">
      <style:text-properties officeooo:rsid="001eb6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 text:c="6"/><text:span text:style-name="Police_20_par_20_défaut"><text:span text:style-name="T1">INFO 2 / P</text:span></text:span><text:span text:style-name="Police_20_par_20_défaut"><text:span text:style-name="T2">rojects (PT3)</text:span></text:span><text:span text:style-name="Police_20_par_20_défaut"><text:span text:style-name="T1"> </text:span></text:span><text:span text:style-name="Police_20_par_20_défaut"><text:span text:style-name="T2">in English</text:span></text:span></text:p>
      <text:p text:style-name="P1"/>
      <text:p text:style-name="P2">-----------------------------------------------------------------------------------------------<text:span text:style-name="T54">-----------------</text:span>--------</text:p>
      <text:p text:style-name="P5"><text:span text:style-name="Police_20_par_20_défaut"><text:span text:style-name="T59">A quick reminder:</text:span></text:span></text:p>
      <text:p text:style-name="P5"><text:span text:style-name="Police_20_par_20_défaut"><text:span text:style-name="T61">Ea</text:span></text:span><text:span text:style-name="Police_20_par_20_défaut"><text:span text:style-name="T60">r</text:span></text:span><text:span text:style-name="Police_20_par_20_défaut"><text:span text:style-name="T61">ly January </text:span></text:span><text:span text:style-name="Police_20_par_20_défaut"><text:span text:style-name="T58">2</text:span></text:span><text:span text:style-name="Police_20_par_20_défaut"><text:span text:style-name="T41">0</text:span></text:span><text:span text:style-name="Police_20_par_20_défaut"><text:span text:style-name="T42">20</text:span></text:span><text:span text:style-name="Police_20_par_20_défaut"><text:span text:style-name="T43">: « soutenances PT3 dans l’amphi </text:span></text:span><text:span text:style-name="Police_20_par_20_défaut"><text:span text:style-name="T45">en FR</text:span></text:span><text:span text:style-name="Police_20_par_20_défaut"><text:span text:style-name="T44"> </text:span></text:span><text:span text:style-name="Police_20_par_20_défaut"><text:span text:style-name="T43">(évaluation collégiale, devant les Info1) »</text:span></text:span></text:p>
      <text:p text:style-name="P4"><text:span text:style-name="T52">PPN : </text:span><text:span text:style-name="T51">« A la fin du S3, une</text:span><text:span text:style-name="T46"> </text:span><text:span text:style-name="T51">présentation orale </text:span><text:span text:style-name="T52">et un rendu écrit </text:span><text:span text:style-name="T51">du PT3</text:span><text:span text:style-name="T46"> en anglais </text:span><text:span text:style-name="T51">ser</text:span><text:span text:style-name="T52">ont</text:span><text:span text:style-name="T51"> évalué</text:span><text:span text:style-name="T52">s</text:span><text:span text:style-name="T51"> (par groupes) et </text:span><text:span text:style-name="T53">pris en compte</text:span><text:span text:style-name="T51"> pour le module ANG. »</text:span></text:p>
      <text:p text:style-name="P3">------------------------------------------------------------------------------------------------------------------------</text:p>
      <text:p text:style-name="P6"><text:span text:style-name="T22"><text:s text:c="204"/></text:span><text:span text:style-name="Police_20_par_20_défaut"><text:span text:style-name="T23"><text:s/></text:span></text:span><text:span text:style-name="T22"><text:s/></text:span><text:span text:style-name="Police_20_par_20_défaut"><text:span text:style-name="T22"><text:s text:c="3"/></text:span></text:span><text:span text:style-name="Police_20_par_20_défaut"><text:span text:style-name="T23"><text:s text:c="37"/></text:span></text:span><text:span text:style-name="Police_20_par_20_défaut"><text:span text:style-name="T22"><text:s/></text:span></text:span></text:p>
      <text:p text:style-name="P24">Present your project to the class in compliance with the following instructions.</text:p>
      <text:p text:style-name="P23"/>
      <text:p text:style-name="P8"><text:span text:style-name="Police_20_par_20_défaut"><text:span text:style-name="T26">1. </text:span></text:span><text:span text:style-name="Police_20_par_20_défaut"><text:span text:style-name="T27">Explain</text:span></text:span><text:span text:style-name="Police_20_par_20_défaut"><text:span text:style-name="T24"> </text:span></text:span><text:span text:style-name="Police_20_par_20_défaut"><text:span text:style-name="T27">the</text:span></text:span><text:span text:style-name="Police_20_par_20_défaut"><text:span text:style-name="T24"> </text:span></text:span><text:span text:style-name="Police_20_par_20_défaut"><text:span text:style-name="T33">technical </text:span></text:span><text:span text:style-name="Police_20_par_20_défaut"><text:span text:style-name="T31">objective</text:span></text:span><text:span text:style-name="Police_20_par_20_défaut"><text:span text:style-name="T24"> </text:span></text:span><text:span text:style-name="Police_20_par_20_défaut"><text:span text:style-name="T27">of your project </text:span></text:span><text:span text:style-name="Police_20_par_20_défaut"><text:span text:style-name="T25">(</text:span></text:span><text:span text:style-name="Police_20_par_20_défaut"><text:span text:style-name="T24">its aim/</text:span></text:span><text:span text:style-name="Police_20_par_20_défaut"><text:span text:style-name="T25">purpose</text:span></text:span><text:span text:style-name="Police_20_par_20_défaut"><text:span text:style-name="T24">/</text:span></text:span><text:span text:style-name="Police_20_par_20_défaut"><text:span text:style-name="T25">point</text:span></text:span><text:span text:style-name="Police_20_par_20_défaut"><text:span text:style-name="T24">) as accurately as possible. Who is your </text:span></text:span><text:span text:style-name="Police_20_par_20_défaut"><text:span text:style-name="T25">project commissioned by? </text:span></text:span><text:span text:style-name="Police_20_par_20_défaut"><text:span text:style-name="T24">Who will use </text:span></text:span><text:span text:style-name="Police_20_par_20_défaut"><text:span text:style-name="T25">it</text:span></text:span><text:span text:style-name="Police_20_par_20_défaut"><text:span text:style-name="T24">? Which public does it target? </text:span></text:span></text:p>
      <text:p text:style-name="P23"/>
      <text:p text:style-name="P8"><text:span text:style-name="Police_20_par_20_défaut"><text:span text:style-name="T26">2. </text:span></text:span><text:span text:style-name="Police_20_par_20_défaut"><text:span text:style-name="T27">Describe</text:span></text:span><text:span text:style-name="Police_20_par_20_défaut"><text:span text:style-name="T24"> </text:span></text:span><text:span text:style-name="Police_20_par_20_défaut"><text:span text:style-name="T37">what your </text:span></text:span><text:span text:style-name="Police_20_par_20_défaut"><text:span text:style-name="T39">mission</text:span></text:span><text:span text:style-name="Police_20_par_20_défaut"><text:span text:style-name="T37"> clearly consists in. </text:span></text:span><text:span text:style-name="Police_20_par_20_défaut"><text:span text:style-name="T38">You can </text:span></text:span><text:span text:style-name="Police_20_par_20_défaut"><text:span text:style-name="T39">partly </text:span></text:span><text:span text:style-name="Police_20_par_20_défaut"><text:span text:style-name="T38">translate your specifications to present the </text:span></text:span><text:span text:style-name="Police_20_par_20_défaut"><text:span text:style-name="T32">general guidelines</text:span></text:span><text:span text:style-name="Police_20_par_20_défaut"><text:span text:style-name="T38"> here.</text:span></text:span><text:span text:style-name="Police_20_par_20_défaut"><text:span text:style-name="T40"> </text:span></text:span></text:p>
      <text:p text:style-name="P23"/>
      <text:p text:style-name="P8"><text:span text:style-name="Police_20_par_20_défaut"><text:span text:style-name="T26">3. D</text:span></text:span><text:span text:style-name="Police_20_par_20_défaut"><text:span text:style-name="T24">etail </text:span></text:span><text:span text:style-name="Police_20_par_20_défaut"><text:span text:style-name="T27">your </text:span></text:span><text:span text:style-name="Police_20_par_20_défaut"><text:span text:style-name="T34">working method</text:span></text:span><text:span text:style-name="Police_20_par_20_défaut"><text:span text:style-name="T27"> so far. How have you handled the</text:span></text:span><text:span text:style-name="Police_20_par_20_défaut"><text:span text:style-name="T24"> various tasks impl</text:span></text:span><text:span text:style-name="Police_20_par_20_défaut"><text:span text:style-name="T26">ied by the project </text:span></text:span><text:span text:style-name="Police_20_par_20_défaut"><text:span text:style-name="T27">till now</text:span></text:span><text:span text:style-name="Police_20_par_20_défaut"><text:span text:style-name="T24">? </text:span></text:span><text:span text:style-name="Police_20_par_20_défaut"><text:span text:style-name="T26">How have</text:span></text:span><text:span text:style-name="Police_20_par_20_défaut"><text:span text:style-name="T24"> you </text:span></text:span><text:span text:style-name="Police_20_par_20_défaut"><text:span text:style-name="T37">organized your work</text:span></text:span><text:span text:style-name="Police_20_par_20_défaut"><text:span text:style-name="T24"> &amp; dispatched th</text:span></text:span><text:span text:style-name="Police_20_par_20_défaut"><text:span text:style-name="T26">ose</text:span></text:span><text:span text:style-name="Police_20_par_20_défaut"><text:span text:style-name="T24"> tasks between the </text:span></text:span><text:span text:style-name="Police_20_par_20_défaut"><text:span text:style-name="T25">teammates/ group members</text:span></text:span><text:span text:style-name="Police_20_par_20_défaut"><text:span text:style-name="T26">? </text:span></text:span><text:span text:style-name="Police_20_par_20_défaut"><text:span text:style-name="T27">Show your</text:span></text:span><text:span text:style-name="Police_20_par_20_défaut"><text:span text:style-name="T24"> task list. To put it differently, who is in charge of what?</text:span></text:span></text:p>
      <text:p text:style-name="P25"/>
      <text:p text:style-name="P26"><text:span text:style-name="T57">4. Present all the </text:span><text:span text:style-name="T68">technical tools</text:span><text:span text:style-name="T57"> you have resorted to for this project (software, programming languages, 3D tools,…). Specify if you had to become familiar with a new tool and hence learnt it by yourselves, such as C# or C++.</text:span></text:p>
      <text:p text:style-name="P25"/>
      <text:p text:style-name="P25"><text:span text:style-name="T66">5. L</text:span>ist the possible <text:span text:style-name="T67">difficulties</text:span> <text:span text:style-name="T57">you </text:span><text:span text:style-name="T68">encountered</text:span><text:span text:style-name="T57"> and the </text:span><text:span text:style-name="T68">solutions</text:span><text:span text:style-name="T57"> you came up with</text:span>. <text:span text:style-name="T72">In other words, h</text:span>ow d<text:span text:style-name="T57">id</text:span> you <text:span text:style-name="T57">manage</text:span> to overcome the <text:span text:style-name="T72">technical issues</text:span>? </text:p>
      <text:p text:style-name="P9"><text:span text:style-name="Police_20_par_20_défaut"><text:span text:style-name="T30"/></text:span></text:p>
      <text:p text:style-name="P9"><text:span text:style-name="Police_20_par_20_défaut"><text:span text:style-name="T27">6</text:span></text:span><text:span text:style-name="Police_20_par_20_défaut"><text:span text:style-name="T26">. D</text:span></text:span><text:span text:style-name="Police_20_par_20_défaut"><text:span text:style-name="T24">epict the </text:span></text:span><text:span text:style-name="Police_20_par_20_défaut"><text:span text:style-name="T31">working atmosphere</text:span></text:span><text:span text:style-name="Police_20_par_20_défaut"><text:span text:style-name="T24"> within your group: positive? serious but relaxed? D</text:span></text:span><text:span text:style-name="Police_20_par_20_défaut"><text:span text:style-name="T29">id</text:span></text:span><text:span text:style-name="Police_20_par_20_défaut"><text:span text:style-name="T24"> you get on/along well together? Has this project so far developed your </text:span></text:span><text:span text:style-name="Police_20_par_20_défaut"><text:span text:style-name="T37">team spirit</text:span></text:span><text:span text:style-name="Police_20_par_20_défaut"><text:span text:style-name="T24">? D</text:span></text:span><text:span text:style-name="Police_20_par_20_défaut"><text:span text:style-name="T29">id</text:span></text:span><text:span text:style-name="Police_20_par_20_défaut"><text:span text:style-name="T24"> you find it enriching and challenging to work in this team or d</text:span></text:span><text:span text:style-name="Police_20_par_20_défaut"><text:span text:style-name="T29">id</text:span></text:span><text:span text:style-name="Police_20_par_20_défaut"><text:span text:style-name="T24"> you </text:span></text:span><text:span text:style-name="Police_20_par_20_défaut"><text:span text:style-name="T29">sometimes</text:span></text:span><text:span text:style-name="Police_20_par_20_défaut"><text:span text:style-name="T24"> have trouble reaching a compromise and finding common ground? </text:span></text:span><text:span text:style-name="Police_20_par_20_défaut"><text:span text:style-name="T26">W</text:span></text:span><text:span text:style-name="Police_20_par_20_défaut"><text:span text:style-name="T24">o</text:span></text:span><text:span text:style-name="Police_20_par_20_défaut"><text:span text:style-name="T25">uld</text:span></text:span><text:span text:style-name="Police_20_par_20_défaut"><text:span text:style-name="T24"> you rather </text:span></text:span><text:span text:style-name="Police_20_par_20_défaut"><text:span text:style-name="T29">have </text:span></text:span><text:span text:style-name="Police_20_par_20_défaut"><text:span text:style-name="T24">work</text:span></text:span><text:span text:style-name="Police_20_par_20_défaut"><text:span text:style-name="T29">ed</text:span></text:span><text:span text:style-name="Police_20_par_20_défaut"><text:span text:style-name="T24"> by yourself/ on your own?</text:span></text:span></text:p>
      <text:p text:style-name="P14"/>
      <text:p text:style-name="P14"><text:span text:style-name="Police_20_par_20_défaut"><text:span text:style-name="T24">Don’t hesitate to mention other aspects as this list is far from being comprehensive.</text:span></text:span></text:p>
      <text:p text:style-name="P23"/>
      <text:p text:style-name="P27"><text:span text:style-name="Police_20_par_20_défaut"><text:span text:style-name="T48">To make your </text:span></text:span><text:span text:style-name="Police_20_par_20_défaut"><text:span text:style-name="T49">presentation</text:span></text:span><text:span text:style-name="Police_20_par_20_défaut"><text:span text:style-name="T48"> more p</text:span></text:span><text:span text:style-name="Police_20_par_20_défaut"><text:span text:style-name="T49">rofessional</text:span></text:span><text:span text:style-name="Police_20_par_20_défaut"><text:span text:style-name="T48">, you are </text:span></text:span><text:span text:style-name="Police_20_par_20_défaut"><text:span text:style-name="T49">expect</text:span></text:span><text:span text:style-name="Police_20_par_20_défaut"><text:span text:style-name="T48">ed to make a slideshow (no less th</text:span></text:span><text:span text:style-name="Police_20_par_20_défaut"><text:span text:style-name="T50">an 10 slides).</text:span></text:span></text:p>
      <text:p text:style-name="P19"><text:span text:style-name="Police_20_par_20_défaut"><text:span text:style-name="T47"/></text:span></text:p>
      <text:p text:style-name="P19"><text:span text:style-name="Police_20_par_20_défaut"><text:span text:style-name="T65">ASSESSMENT CRITERIA</text:span></text:span></text:p>
      <text:p text:style-name="P19"><text:span text:style-name="Police_20_par_20_défaut"><text:span text:style-name="T65"/></text:span></text:p>
      <text:p text:style-name="P14"/>
      <text:p text:style-name="P7"><text:span text:style-name="Police_20_par_20_défaut"><text:span text:style-name="T7">I.</text:span></text:span><text:span text:style-name="Police_20_par_20_défaut"><text:span text:style-name="T3"> </text:span></text:span><text:span text:style-name="Police_20_par_20_défaut"><text:span text:style-name="T5">ORAL PRESENTATION</text:span></text:span></text:p>
      <text:p text:style-name="P7"><text:span text:style-name="Police_20_par_20_défaut"><text:span text:style-name="T3">Your talk should last </text:span></text:span><text:span text:style-name="Police_20_par_20_défaut"><text:span text:style-name="T9">10 minutes per group.</text:span></text:span></text:p>
      <text:p text:style-name="P21">Make sure that:</text:p>
      <text:p text:style-name="P21">- each member speaks as long as the others (same speaking time)</text:p>
      <text:p text:style-name="P7"><text:span text:style-name="Police_20_par_20_défaut"><text:span text:style-name="T3">- you speak </text:span></text:span><text:span text:style-name="Police_20_par_20_défaut"><text:span text:style-name="T4">loud</text:span></text:span><text:span text:style-name="Police_20_par_20_défaut"><text:span text:style-name="T3"> enough, use </text:span></text:span><text:span text:style-name="Police_20_par_20_défaut"><text:span text:style-name="T4">specific</text:span></text:span><text:span text:style-name="Police_20_par_20_défaut"><text:span text:style-name="T3"> words and manage to make yourself understood by the whole class (if necessary, explain complex technical words).</text:span></text:span></text:p>
      <text:p text:style-name="P10"><text:soft-page-break/><text:span text:style-name="Police_20_par_20_défaut"><text:span text:style-name="T3">- you sound </text:span></text:span><text:span text:style-name="Police_20_par_20_défaut"><text:span text:style-name="T8">self-assertive</text:span></text:span><text:span text:style-name="Police_20_par_20_défaut"><text:span text:style-name="T3">, </text:span></text:span><text:span text:style-name="Police_20_par_20_défaut"><text:span text:style-name="T8">enthusiastic</text:span></text:span><text:span text:style-name="Police_20_par_20_défaut"><text:span text:style-name="T3"> and </text:span></text:span><text:span text:style-name="Police_20_par_20_défaut"><text:span text:style-name="T8">convincing</text:span></text:span><text:span text:style-name="Police_20_par_20_défaut"><text:span text:style-name="T3">!</text:span></text:span></text:p>
      <text:p text:style-name="P10"><text:span text:style-name="Police_20_par_20_défaut"><text:span text:style-name="T24">This speaking activity is a good opportunity for you to </text:span></text:span><text:span text:style-name="Police_20_par_20_défaut"><text:span text:style-name="T28">give/make</text:span></text:span><text:span text:style-name="Police_20_par_20_défaut"><text:span text:style-name="T24"> a </text:span></text:span><text:span text:style-name="Police_20_par_20_défaut"><text:span text:style-name="T26">clear, </text:span></text:span><text:span text:style-name="Police_20_par_20_défaut"><text:span text:style-name="T24">technical presentation, </text:span></text:span><text:span text:style-name="Police_20_par_20_défaut"><text:span text:style-name="T26">and</text:span></text:span><text:span text:style-name="Police_20_par_20_défaut"><text:span text:style-name="T24"> </text:span></text:span><text:span text:style-name="Police_20_par_20_défaut"><text:span text:style-name="T28">thus </text:span></text:span><text:span text:style-name="Police_20_par_20_défaut"><text:span text:style-name="T24">should help you </text:span></text:span><text:span text:style-name="Police_20_par_20_défaut"><text:span text:style-name="T36">enhance</text:span></text:span><text:span text:style-name="Police_20_par_20_défaut"><text:span text:style-name="T24"> </text:span></text:span><text:span text:style-name="Police_20_par_20_défaut"><text:span text:style-name="T35">your communication skills </text:span></text:span><text:span text:style-name="Police_20_par_20_défaut"><text:span text:style-name="T24">in front of an audience.</text:span></text:span></text:p>
      <text:p text:style-name="P7"><text:span text:style-name="Police_20_par_20_défaut"><text:span text:style-name="T24"/></text:span></text:p>
      <text:p text:style-name="P16"><text:span text:style-name="Police_20_par_20_défaut"><text:span text:style-name="T21"/></text:span></text:p>
      <text:p text:style-name="P7"><text:span text:style-name="Police_20_par_20_défaut"><text:span text:style-name="T8">II. </text:span></text:span><text:span text:style-name="Police_20_par_20_défaut"><text:span text:style-name="T6">WRITTEN REPORT</text:span></text:span></text:p>
      <text:p text:style-name="P7"><text:span text:style-name="Police_20_par_20_défaut"><text:span text:style-name="T15">Beside</text:span></text:span><text:span text:style-name="Police_20_par_20_défaut"><text:span text:style-name="T20"> </text:span></text:span><text:span text:style-name="Police_20_par_20_défaut"><text:span text:style-name="T15">this talk/ oral submission to the class</text:span></text:span><text:span text:style-name="Police_20_par_20_défaut"><text:span text:style-name="T20">, </text:span></text:span><text:span text:style-name="Police_20_par_20_défaut"><text:span text:style-name="T15">do not forget to send your English teacher (by email)</text:span></text:span><text:span text:style-name="Police_20_par_20_défaut"><text:span text:style-name="T20"> a </text:span></text:span><text:span text:style-name="Police_20_par_20_défaut"><text:span text:style-name="T15">short</text:span></text:span><text:span text:style-name="Police_20_par_20_défaut"><text:span text:style-name="T20"> </text:span></text:span><text:span text:style-name="Police_20_par_20_défaut"><text:span text:style-name="T17">report/ </text:span></text:span><text:span text:style-name="Police_20_par_20_défaut"><text:span text:style-name="T15">a summary/ an abstract/ a written account</text:span></text:span><text:span text:style-name="Police_20_par_20_défaut"><text:span text:style-name="T20"> </text:span></text:span><text:span text:style-name="Police_20_par_20_défaut"><text:span text:style-name="T15">that pr</text:span></text:span><text:span text:style-name="Police_20_par_20_défaut"><text:span text:style-name="T19">omote</text:span></text:span><text:span text:style-name="Police_20_par_20_défaut"><text:span text:style-name="T15">s your project and</text:span></text:span><text:span text:style-name="Police_20_par_20_défaut"><text:span text:style-name="T20"> will also be assessed/</text:span></text:span><text:span text:style-name="Police_20_par_20_défaut"><text:span text:style-name="T17">marked</text:span></text:span><text:span text:style-name="Police_20_par_20_défaut"><text:span text:style-name="T9">.</text:span></text:span></text:p>
      <text:p text:style-name="P7"><text:span text:style-name="Police_20_par_20_défaut"><text:span text:style-name="T9"/></text:span></text:p>
      <text:p text:style-name="P7"><text:span text:style-name="Police_20_par_20_défaut"><text:span text:style-name="T9"/></text:span></text:p>
      <text:p text:style-name="P22"><text:span text:style-name="Police_20_par_20_défaut"><text:span text:style-name="T70">III. </text:span></text:span><text:span text:style-name="Police_20_par_20_défaut"><text:span text:style-name="T69">RECAP</text:span></text:span></text:p>
      <text:p text:style-name="P22"><text:span text:style-name="T71">To put it in a nutshell, y</text:span>ou will get 2 marks/<text:span text:style-name="T73">grades</text:span> for this exercise:</text:p>
      <text:p text:style-name="P21">- 1 for the oral presentation (<text:span text:style-name="T71">depending on the </text:span>quality of your spoken English and communicational skills)</text:p>
      <text:p text:style-name="P14"><text:span text:style-name="Police_20_par_20_défaut"><text:span text:style-name="T62">- 1 for the </text:span></text:span><text:span text:style-name="Police_20_par_20_défaut"><text:span text:style-name="T63">written </text:span></text:span><text:span text:style-name="Police_20_par_20_défaut"><text:span text:style-name="T62">account (</text:span></text:span><text:span text:style-name="Police_20_par_20_défaut"><text:span text:style-name="T64">according to the</text:span></text:span><text:span text:style-name="Police_20_par_20_défaut"><text:span text:style-name="T62"> quality of your written English and relevance of your </text:span></text:span><text:span text:style-name="Police_20_par_20_défaut"><text:span text:style-name="T64">report</text:span></text:span><text:span text:style-name="Police_20_par_20_défaut"><text:span text:style-name="T62">)</text:span></text:span></text:p>
      <text:p text:style-name="P30"><text:span text:style-name="Police_20_par_20_défaut"><text:span text:style-name="T55"><text:s text:c="235"/></text:span></text:span><text:span text:style-name="Police_20_par_20_défaut"><text:span text:style-name="T56"><text:s/></text:span></text:span><text:span text:style-name="Police_20_par_20_défaut"><text:span text:style-name="T55"><text:s text:c="4"/></text:span></text:span><text:span text:style-name="Police_20_par_20_défaut"><text:span text:style-name="T56"><text:s text:c="30"/></text:span></text:span><text:span text:style-name="Police_20_par_20_défaut"><text:span text:style-name="T55"><text:s text:c="8"/></text:span></text:span></text:p>
      <text:p text:style-name="P20"/>
      <text:p text:style-name="P15"/>
      <text:p text:style-name="P14"/>
      <text:p text:style-name="P28"/>
      <text:p text:style-name="P14"/>
      <text:p text:style-name="P14"/>
      <text:p text:style-name="P17"/>
      <text:p text:style-name="P12"/>
      <text:p text:style-name="P13"/>
      <text:p text:style-name="P11"/>
      <text:p text:style-name="P11"/>
      <text:p text:style-name="P13"/>
      <text:p text:style-name="P11"/>
      <text:p text:style-name="P11"/>
      <text:p text:style-name="P1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creation-date>2014-11-19T13:55:00Z</meta:creation-date>
    <dc:date>2019-11-20T08:07:51.799000000</dc:date>
    <meta:editing-cycles>26</meta:editing-cycles>
    <meta:editing-duration>PT1H32M12S</meta:editing-duration>
    <meta:document-statistic meta:table-count="0" meta:image-count="0" meta:object-count="0" meta:page-count="3" meta:paragraph-count="31" meta:word-count="510" meta:character-count="3774" meta:non-whitespace-character-count="2759"/>
    <meta:template xlink:type="simple" xlink:actuate="onRequest" xlink:title="" xlink:href="../../Downloads/1.%20PT3%20in%20GB%20CONSIGNES.odt/Normal.dotm"/>
  </office:meta>
</office:document-meta>
</file>